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0e0e0"/>
    </style:style>
    <style:style style:name="P11"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TSong" fo:letter-spacing="0.0000in"/>
    </style:style>
    <style:style style:name="T7"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鄭豐遠   |  2020.02.07 08:01   |   <text:a xlink:type="simple" xlink:href="http://palinfo.habago.org/Entry?Command=Information_PrintForum&amp;#FORUM38654"><text:span text:style-name="T1">#</text:span></text:a></text:p>
      <text:p text:style-name="P3"><text:a xlink:type="simple" xlink:href="https://www.youtube.com/watch?v=3IiO5KlAiNU">https://www.youtube.com/watch?v=3IiO5KlAiNU</text:a><text:s/><text:line-break/><text:line-break/>分享一則和這病毒稱得上有點關係的一則影片，來自"科技袁人"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 <text:line-break/><text:line-break/>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影音震撼"，那種美，非親身體驗絕難想像。許多時候我都會想，世上怎麼可能沒有神? 神蹟如此明明白白。但神蹟同樣也讓人啞口無言，因為這種體驗和連結如此親密、如此私人，除了自己，不會再有第二人能感同身受。 <text:line-break/><text:line-break/>這位蝙蝠研究員的生涯，看了挺羨慕，因為那幾乎就是我年少時的一種理想的人生追求: 和動物為伍，走入自然也走入教室，單純享受研究科學知識的辛勞和快樂。我也確實曾過上一兩年這樣的日子，和一位學長上山下海，抓昆蟲，採集植物，進實驗室。那種單純和快樂，也許也只有心性雷同的人才能體會。 <text:line-break/><text:line-break/>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 <text:line-break/></text:p>
      <text:p text:style-name="P2">陳真   |  2020.02.07 03:31   |   <text:a xlink:type="simple" xlink:href="http://palinfo.habago.org/Entry?Command=Information_PrintForum&amp;#FORUM38653"><text:span text:style-name="T1">#</text:span></text:a></text:p>
      <text:p text:style-name="P4">武漢大學中南醫院感染科醫師桂希恩，是我這輩子最仰慕的一位醫師，20幾年來，我的電腦桌面經常就是他的這張照片： <text:line-break/><text:line-break/><text:a xlink:type="simple" xlink:href="https://bit.ly/3bgLmyf">https://bit.ly/3bgLmyf</text:a><text:s/><text:line-break/><text:line-break/>想到他，我就打心底感到一股溫暖。人心的善良與感情，應該是這世界上最美麗的東西。 <text:line-break/><text:line-break/>我之所以知道桂希恩醫師，是因為1997年河南愛滋村的事。雖然當時我人在英國，但仍一直關注這件事，從而也認識了李丹。「生命親系譜」(<text:a xlink:type="simple" xlink:href="http://kinship.habago.org/">http://kinship.habago.org/</text:a>) 左上角那隻長得有點像小白兔的小可愛，就是李丹創辦的東珍小學裏頭一位小朋友所畫。 <text:line-break/><text:line-break/>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 (中國，台灣)。依照人渣黨的固有台詞，這就是我「賣台」的鐵證了吧。 <text:line-break/><text:line-break/>其實，那時候我還很綠，腦子還沒完全清醒，依舊是個台獨份子。但是，就算做為一個台獨份子，難道我就應該忘記良善、失去人性而只認得顏色？ <text:line-break/><text:line-break/>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 <text:line-break/><text:line-break/>陳真 2020. 02. 07. <text:line-break/><text:line-break/>==================== <text:line-break/><text:line-break/><text:a xlink:type="simple" xlink:href="https://www.ettoday.net/news/20200126/1632942.htm">https://www.ettoday.net/news/20200126/1632942.htm</text:a>  <text:line-break/><text:line-break/>ETtoday <text:line-break/><text:line-break/>2020年01月26日  <text:line-break/><text:line-break/>會控制得比SARS快！大陸專家：預計武漢疫情元宵節前「轉彎」回落 <text:line-break/><text:line-break/>▲大陸知名傳染病專家、武漢大學中南醫院感染科教授桂希恩。（圖／翻攝自人民日報） <text:line-break/><text:line-break/>▲桂希恩。（圖／翻攝自人民日報） <text:line-break/><text:line-break/>記者劉亭／綜合報導 <text:line-break/><text:line-break/>大陸知名傳染病專家、武漢大學中南醫院感染科教授桂希恩認為，這次武漢肺炎的死亡率比SARS低，大部分患者是輕症、可以治癒的，預計可以控制的比SARS快，預計元宵節前武漢市的疫情可能出現「轉彎」回落。 <text:line-break/><text:line-break/>根據「人民日報」報導，桂希恩表示，「我們在10多年前能控制了SARS，今天我們也能控制新型冠狀病毒」，雖然要提高警惕不能麻痺大意，但也不必過於恐懼，新型肺炎患者中，大部分是輕症，而且是可以治癒的，因此應該要保持信心。 <text:line-break/><text:line-break/>「我們控制SARS病毒花了6個月，我預計新型冠狀病毒完全能控制而且比控制SARS快！」桂希恩也指出，目前新確診患者一天比一天多，但從頂峰下降應該不需要太長時間。他估計，發病率「轉彎」可以周計算，在正月十五前武漢疫情可能出現回落。 <text:line-break/><text:line-break/>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p>
      <text:p text:style-name="P2">陳真   |  2020.02.07 00:07   |   <text:a xlink:type="simple" xlink:href="http://palinfo.habago.org/Entry?Command=Information_PrintForum&amp;#FORUM38652"><text:span text:style-name="T1">#</text:span></text:a></text:p>
      <text:p text:style-name="P3">好的，阿忠。我明天再打電話跟她傳達。 <text:line-break/><text:line-break/>我每天會打電話跟小可愛說我用千里眼看到她旁邊有什麼，用順風耳聽到她說了什麼。其實全是我打聽來的，但她卻一概相信。 <text:line-break/><text:line-break/>她也常問我什麼時候要帶她用魔法飛上月球。我說，等她再長大一些才行。將來等她十多歲，我再讓她看"亞歷桑那夢遊"，她就知道怎麼飛上月球了。 <text:line-break/><text:line-break/>我還教她很多魔術。我告訴她，魔術有三種，第一種最簡單，就是依靠道具，其次較難，靠手法，第三種最厲害，那才是真正的魔法，不靠道具，也不靠手法，而是透過想像力，就像 "賣火柴的小女孩" 那樣，在僅剩的火柴一點光芒中，居然能看到很多美麗的東西。只要學會了這個魔法，不管如何風雨，生命就還值得活。</text:p>
      <text:p text:style-name="P2">柳春春阿忠   |  2020.02.06 21:58   |   <text:a xlink:type="simple" xlink:href="http://palinfo.habago.org/Entry?Command=Information_PrintForum&amp;#FORUM38651"><text:span text:style-name="T1">#</text:span></text:a></text:p>
      <text:p text:style-name="P4">......浮上水面了，我，沒事！麻煩陳真代我向小可愛問好～～～ <text:line-break/>......繼續在水面下。</text:p>
      <text:p text:style-name="P2">陳真   |  2020.02.06 21:16   |   <text:a xlink:type="simple" xlink:href="http://palinfo.habago.org/Entry?Command=Information_PrintForum&amp;#FORUM38650"><text:span text:style-name="T1">#</text:span></text:a></text:p>
      <text:p text:style-name="P3">華爾街日報的那篇文章--《中國是亞洲真正的病夫》，顯然蓄意為之，絕非偶然，但它只是整個鬥爭大戲的一個小例子。 <text:line-break/><text:line-break/>不管病毒來源為何，可以確定的是：在成功地經濟封鎖中國之後，緊接著，以美國為首的部份西方國家，開始有系統地藉此挑起新一波的政治攻擊，主要目的是煽動全球性的反華，污名化甚至妖魔化華人。 <text:line-break/><text:line-break/>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 <text:line-break/><text:line-break/>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 <text:line-break/><text:line-break/>個案無法談，但我有能力談大範圍的東西。我決定趁小可愛今天不在家，等一下吃飽飯之後，就來寫一篇生物武器的文章，請大家看看我所言是否可信，看看這一切是否真的只是一種毫無疑問的「偶然」。</text:p>
      <text:p text:style-name="P2">王修亮   |  2020.02.06 19:19   |   <text:a xlink:type="simple" xlink:href="http://palinfo.habago.org/Entry?Command=Information_PrintForum&amp;#FORUM38649"><text:span text:style-name="T1">#</text:span></text:a></text:p>
      <text:p text:style-name="P4">人性是天賦的嗎？還是一種後天教養的文化？ <text:line-break/><text:line-break/>如果沒有群體的存在，會不會有人性問題？ <text:line-break/>群的狀態越大，人需要顧慮得越多，受到的拘束越多，失去的自由也越多。 <text:line-break/>但是得到的安全與保障也越多。 <text:line-break/>如何取捨？取捨之前，是否需要先學習：我有取，所以必有捨，我不可能全拿。 <text:line-break/>教養和政令教育了嗎？ <text:line-break/><text:line-break/>在群體中的個人，是否「有權」只要保障，不接受限制與拘束？ <text:line-break/>我想只要權力但不盡義務，我想免費吃飯但我不肯買菜做飯洗碗，那，誰有「權力」決定這一切？ <text:line-break/>法律和道德於焉產生。 <text:line-break/><text:line-break/>死刑廢除？死刑必存？ <text:line-break/>罪犯的資料應該昭告天下保護群眾？罪犯的資料應該隱匿深藏尊重個人？ <text:line-break/>傳染病者一定要隔離以護眾？傳染病者一定要尊重他行動的自由？ <text:line-break/><text:line-break/>我無法從空洞的口號判決是非，每一個人不同，每一種疾病與藥物、每一種罪惡與善良，在不同的情境、不同人身上都不同。 <text:line-break/>每．一．個．都．不．同！ <text:line-break/><text:line-break/>法律價值求取相異之同「共識」，道德價值求取相同之異「多元」。「人文人性」的功能，就是在相同相異中體諒互助。 <text:line-break/><text:line-break/>說起話來簡單幾句，做起事來一向繁瑣不堪，就例如：台灣預估會有多少病患？隔離病房目前準備了多少間？那不是該和口罩一起開始增建的事務嗎？還有傳染病專用的救護車呢？ <text:line-break/>台灣的火神山醫院在怎樣的臨界點下會需要？如果需要該蓋在何處？範圍多大？廢棄排泄物如何妥善處理？ <text:line-break/>政府做事的錢從哪裡來？ <text:line-break/><text:line-break/>找不到地方安置病患，因為居民會抗議？ <text:line-break/>不該接自己的國民回來，台灣沒有處理病患的能力？ <text:line-break/><text:line-break/>從法律說，國民回國是「憲法人權」，不論有沒有傳染病。 <text:line-break/>從道德說，我可能生病了，就不想再去傳染給他人，但是我當然希望外界能提供足夠的醫療資源，使我有康復的希望。 <text:line-break/>法律是絕對的，但道德從來都是相對的，不是只有病人才需要擁有體諒互助的道德行為。 <text:line-break/><text:line-break/>即使漠視他人，台灣有盡力提供武漢台胞醫療資源嗎？台灣有多少人想過武漢以及其他地區有多少台胞的艱困嗎？也沒有支援，也不准回來，不就是讓他等死嗎？ <text:line-break/>這是政府的職責嗎？這是人嗎？ <text:line-break/><text:line-break/>正常的政府平日不就應該對這些議題，進行「體諒互助，兼顧法律與道德的人性教育」嗎？為甚麼只會哭自己沒有能力？行政能力並非天賦，而是努力學習而來，台灣政府努力學了哪些？ <text:line-break/><text:line-break/>履霜堅冰至，當我們以撕裂的方式，得意於取得一大半人的支持時，卻已經同時失去所有人彼此的互信互助！ <text:line-break/>最笨的治國方法。 <text:line-break/>人民跟隨著故步自封嗎？ <text:line-break/><text:line-break/>我是國小教師，沒有政治解方，我只能認真教好我的學生。 <text:line-break/>歲月總還是撲面而來，不論是元宵還是病毒。 <text:line-break/><text:line-break/>如前，謎分兩段，射兩句八字，一句射一字，有解字，有意會，謎不甚巧，聊以娛之。 <text:line-break/>其一 <text:line-break/>小頭銳面非匹夫 <text:line-break/>欲卡難卡損頭顱 <text:line-break/>天高見頂橫當世 <text:line-break/>官室無心只養豬 <text:line-break/>其二 <text:line-break/>立人乃可貫西東 <text:line-break/>烈火熊熊一場空 <text:line-break/>逐臭小犬難尋覓 <text:line-break/>圈內得失古來同</text:p>
      <text:p text:style-name="P2">林炤育   |  2020.02.06 18:09   |   <text:a xlink:type="simple" xlink:href="http://palinfo.habago.org/Entry?Command=Information_PrintForum&amp;#FORUM38648"><text:span text:style-name="T1">#</text:span></text:a></text:p>
      <text:p text:style-name="P3">美媒稱中國為“真正的亞洲病夫” 華春瑩：作者應為其傲慢、偏見和無知感到羞愧 <text:line-break/>2020-02-06 15:40 <text:line-break/>【環球時報-環球網報導記者白雲怡】近日，美國《華爾街日報》發表一篇題為《中國是亞洲真正的病夫》的文章，借中國正在遭受的疫情對中國進行種族主義色彩的攻擊。對此，中國外交部發言人華春瑩6日表示，“這位叫作Walter Russell Mead的作者，你應該為自己的言論、你的傲慢、偏見和無知感到羞愧。” <text:line-break/><text:line-break/>“我想提請Mead先生注意以下幾組數字：2009年美國爆發的H1N1禽流感死亡率高達17.4%。另外，根據美國疾病控制與預防中心1月底公佈的報告，2019-2020年美國流感季已經導致1900萬人感染，至少1萬人死亡。對比這次中國肺炎疫情的實際情況，請問Mead先生，你又作何評論呢？”華春瑩這樣反問稱。 <text:line-break/><text:line-break/>郭杰瑞也提到此事 <text:line-break/>https://youtu.be/7DUkWy0D1cs <text:line-break/>-------------------------------------- <text:line-break/>華春盈是淮安人，我剛從那而旅遊歸來。 <text:line-break/>接待我們的台商不知道華春盈是淮安人，他以為我說的大人物是周恩來總理。隔天他就帶我們去參觀周恩來故居。 <text:line-break/>因為疫情，所有景點關了，我們只能沿著故居的小湖走了一趟。 <text:line-break/><text:line-break/>改機票、退酒店提前回來後，同行的人說，對岸表面上很進步，但看細節就知道，其實做得並不好。他舉例如電梯裡按鍵顏色反差小看不清楚、餐廳服務員當著我們的面收拾桌子、大賣場電梯不能直達停車場要接一段電扶梯等。 <text:line-break/><text:line-break/>我說我們要求打包，對服務員而言或許是表示可以收拾桌子的信號，再說我們來得有點晚(主要還是疫情的緣故)，當時店裡空無一人，廚師都已經休息，店準備打烊，因與台商熟識才重新出來掌廚。我們是唯一的一桌，早點收拾，服務員也可以早點回家過年。 <text:line-break/>大賣場一定有電梯能直達停車場，只是我們沒有問賣場服務員，想想沒有電梯上下貨難道要走樓梯嗎? <text:line-break/>按鍵不清楚要改善很容易。 <text:line-break/><text:line-break/>他停頓片刻，接著說，你不覺得那裡的建築物很沒有溫度嗎? <text:line-break/><text:line-break/>我很驚訝他這樣說，基礎建設、綠化完善，樓房整齊方正，街道一塵不染，在他眼裡竟成了沒有溫度。 <text:line-break/>建築物本來就無所謂溫度，有溫度的是人。 <text:line-break/><text:line-break/>我說，淮安只是大陸的三、四線城市，相比台灣就是石碇、坪林，石碇、坪林能比嗎? 要比，連台中也比不過，台中差遠了。 <text:line-break/>他還是覺得台中比較美。我問旁人，大家都不同意。 <text:line-break/><text:line-break/>我與他的印象相反，出乎意料的滿意。這幾天，我只看到兩個人抽菸，一個是沖沖路過的外賣小哥，一個是台商。 <text:line-break/>沒有聽到一回汽車喇叭，沒有亂丟的垃圾。更重要的是遇到的每個人都很客氣，服務周到。 <text:line-break/><text:line-break/>也有不足的地方，祖國雖然大力推動打貪與法制化，但還是有人可以靠關係享特權。或許這就是江湖，古今中外舉世皆然。</text:p>
      <text:p text:style-name="P2">陳真   |  2020.02.06 15:37   |   <text:a xlink:type="simple" xlink:href="http://palinfo.habago.org/Entry?Command=Information_PrintForum&amp;#FORUM38647"><text:span text:style-name="T1">#</text:span></text:a></text:p>
      <text:p text:style-name="P3">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 <text:line-break/><text:line-break/>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 <text:line-break/><text:line-break/>但我現在不想住英國了，也許是老了，生命彷彿也變得更為厚重，難以忍受輕薄短小以及文化的疏離與蒼白；就如維根斯坦所說，英國始終是一個 “沒有氧氣的地方”，彷彿跟藝術有著深仇大恨的蒼白國度。 <text:line-break/><text:line-break/>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 <text:line-break/><text:line-break/>甘地就是因為這樣才決心對抗大英帝國。在這之前，雖然他也是留英（倫敦大學），但他沒想太多，之前仍然想生活在西方社會裏，甚至學習英國人的種種生活調調，想 “融入” 洋人社會，結果卻被可怕的仇外意識與族人之痛苦處境給燃燒起熊熊烈火，對英國展開鬥爭。 <text:line-break/><text:line-break/>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 <text:line-break/><text:line-break/>不過，就如怡靜所說，我很感動於對岸人民的態度。 <text:line-break/><text:line-break/>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 <text:line-break/><text:line-break/>也許是我自作多情想太多，也許那是因為這個民族幾百年來遭受太多苦難，老早把苦難視為生命的一種常態而少言語，畢竟再大的苦難都嚐過，病毒這一點事相信應該撐得過。 <text:line-break/><text:line-break/>我相信，中國是不會倒下的，要倒早就倒了。東風興起，西風消散，勝利終究會屬於能夠默默承受痛苦、無辜的一方。要是能有來生，但願蒼天再讓我再當一回中國人，共享她的悲歡與榮耀。 <text:line-break/><text:line-break/>陳真 <text:line-break/><text:line-break/>2020.02.06. <text:line-break/><text:line-break/>（寫於帕莎蒂娜麵包店，喝咖啡，想事情。小可愛因為去祖國，被幼兒園禁止上學一周，今天不在家，馬麻帶去花蓮找世主阿姨，而我也難得偷得浮生半日閒。）</text:p>
      <text:p text:style-name="P2">林炤育   |  2020.02.06 13:01   |   <text:a xlink:type="simple" xlink:href="http://palinfo.habago.org/Entry?Command=Information_PrintForum&amp;#FORUM38646"><text:span text:style-name="T1">#</text:span></text:a></text:p>
      <text:p text:style-name="P3">谢谢 高佑思 <text:line-break/><text:line-break/>10万口罩从海外送到中国有多难？1吨医疗物资送往黄冈全记录 <text:line-break/>https://youtu.be/UXj7OWHpl9o <text:line-break/><text:line-break/>從以色列找到10萬隻口罩直接送到湖北，湖北加油！ <text:line-break/>https://youtu.be/wyRuCWyv2vo </text:p>
      <text:p text:style-name="P2">怡靜   |  2020.02.06 12:10   |   <text:a xlink:type="simple" xlink:href="http://palinfo.habago.org/Entry?Command=Information_PrintForum&amp;#FORUM38645"><text:span text:style-name="T1">#</text:span></text:a></text:p>
      <text:p text:style-name="P4">西班牙教育部官方推特2/4貼文 <text:line-break/><text:line-break/>人不是病毒，但排外是，最好的疫苗是教育。 <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英文翻譯 <text:line-break/>People are not virus, xenophobia is. Misinformation and prejudice against #coronavirus or any other disease are not only dangerous but also generate discrimination and racism. <text:line-break/>The best vaccine: Education. <text:line-break/>======================= <text:line-break/>一位住德國的網友說，上星期六，一位在德國的中國女孩在公共場合被人攻擊並 <text:line-break/>辱罵她是中國病毒。類似的情形也發生在英國，一位中國留學生因佩戴口罩在街頭遭人攻擊。 <text:line-break/>發文者說他自己現在在外頭都覺得不安全。 <text:line-break/><text:line-break/>不只是這樣，我在網路上看了兩段視頻。 <text:line-break/><text:line-break/>一位帶著大行李的年輕亞洲女孩(沒有戴口罩)坐在壅擠的車廂，雙人對坐的位子上， <text:line-break/>對面兩位西方人士帶著口罩(西方人不是生病才帶口罩嗎?)，雙眼盯著她。底下一堆人回應說這不是種族歧視，他們只想保護自己。 <text:line-break/><text:line-break/>羅馬捷運車廂座位上坐著一位可愛的中國小男孩，帶著他的滑板車，哼著歌曲， <text:line-break/>心情看起來不錯。 <text:line-break/>手機鏡頭稍微拉遠一些，車廂另一邊擠著一堆人，男孩面前空無一人。 <text:line-break/>https://twitter.com/EnfrmraSaturada/status/1224429695095230465 <text:line-break/><text:line-break/>前陣子讀了王孟源部落格的一篇文章 <text:line-break/><text:line-break/>現代英美的假新聞體系 <text:line-break/>http://blog.udn.com/MengyuanWang/131371444 <text:line-break/><text:line-break/>摘錄其中一段文字 <text:line-break/><text:line-break/>"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RT》在美國是過街老鼠，根本不敢公開辦事處的電話號碼和電郵信箱），年久日深，自然接受其為正確的常識。一旦成爲常識，群衆的愚昧性就會對這些洗腦信條做自我加强，不但有心人可以簡單地使用它來推進私利（Advance Their Agenda），即使是沒有利益關係的第三者，如藝術家，也會主動引用發揮，進一步落實它在社會裏被接受的程度" <text:line-break/><text:line-break/>我在Twitter 只追蹤兩個新聞帳號，一個是Russian Today(RT)， <text:line-break/>一個是中國環球電視網的英語頻道CGTN， 他們每每發表某些推特內容， <text:line-break/>總會引來一群反中反華的腦殘網軍(東西方人士皆有)叫囂。我有時候會跟他們對幹幾句， <text:line-break/>大部分則是向Twitter檢舉仇恨言論(儘管那是狗吠火車) <text:line-break/><text:line-break/>看看底下的這段短片 <text:line-break/>https://twitter.com/CGTNOfficial/status/1225041382756245506 <text:line-break/><text:line-break/>去年原本已經排定今年中的海外旅遊假期，看來得視疫情狀況才能決定是否成行。 <text:line-break/>妹妹擔心的問我，我們會不會被歧視? 民宿老闆會不會拒絕我們入住? <text:line-break/>我說我不知道。 <text:line-break/><text:line-break/>每天晚上睡覺前，總會上網看看有關祖國對抗新冠狀病毒的相關報導影片， <text:line-break/>我為大陸同胞們所做的努力和堅強感動。 <text:line-break/>當災難來臨，儘管可以看到人性醜惡的一面，但也看到人性的光輝。 </text:p>
      <text:p text:style-name="P2">陳真   |  2020.02.06 11:31   |   <text:a xlink:type="simple" xlink:href="http://palinfo.habago.org/Entry?Command=Information_PrintForum&amp;#FORUM38644"><text:span text:style-name="T1">#</text:span></text:a></text:p>
      <text:p text:style-name="P3">上班不是一種偶然 <text:line-break/><text:line-break/>陳真 2020. 02. 06. <text:line-break/><text:line-break/><text:line-break/>去年 (2019年) 三月二十五號，美國真正掌權的黑暗集團正式啟動睽違四十年之久的恐怖 CPDC (Committee on the Present Danger:China)，這日子是個分水嶺，並非僅僅意味著中美鬥爭展開新的一頁，而是展開最後一章。接下來，你將可預期各式各樣不可思議的事情將會凶猛地接連發生，直到摧毀中國。 <text:line-break/><text:line-break/>兩三個月後，香港就開始動亂，保送蔡英文及綠色政權展開新一輪的一黨獨大統治，進一步加強仇中反華的攻擊力道，啟動台灣做為下一個威力更猛的人肉炸彈計畫。 <text:line-break/><text:line-break/>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 <text:line-break/><text:line-break/>我們可以百分之一百肯定地說，香港動亂100%就是美國CIA的傑作 (其實我很不願意這樣表達，因為那就好像說我百分之百確定川普是男性一樣矯情)，但卻很難說明從非洲豬瘟到新冠病毒一波一波的災難似乎就像按表操課那樣地接連發生，痛擊中國與俄國。 <text:line-break/><text:line-break/>這真的只是一種意外或偶然？我不信。 <text:line-break/><text:line-break/>自以為理性的人，輕蔑人們的「懷疑」之前，自己卻似乎反而特別喜歡相信那機率更低的所謂「偶然」，一個一個又一個的偶然與湊巧？ <text:line-break/><text:line-break/>亂猜一通的陰謀論是有害的，但懷疑精神卻是一切知識與除魅的理性基礎。 <text:line-break/><text:line-break/>(寫於等麵端來之際)</text:p>
      <text:p text:style-name="P2">穎芝   |  2020.02.06 10:25   |   <text:a xlink:type="simple" xlink:href="http://palinfo.habago.org/Entry?Command=Information_PrintForum&amp;#FORUM38643"><text:span text:style-name="T1">#</text:span></text:a></text:p>
      <text:p text:style-name="P3">疫情會過去，兩岸回不去～ <text:line-break/>https://reurl.cc/EKxEyk <text:line-break/><text:line-break/>這幾天媒體炒得沸沸揚揚、政治口水噴得滿天飛的「第二批台商無法回台」事件，究其原因原來是「陸配」太多？鬼島的綠媒、網軍相繼炒作，仿佛是把陸配不當人看似的⋯ <text:line-break/><text:line-break/>https://reurl.cc/L1yR3e <text:line-break/><text:line-break/>我知道人渣黨及其側翼仇視陸配、陸生由來已久，當年菜啥洨還想把陸配取得身分證的年限延長，因為這些人永遠不是他們的「選票」，「非我族類，其心必異」的「仇中反華」氛圍在此次的疫情中徹底發酵，讓台灣瞬成人間鬼島⋯ <text:line-break/><text:line-break/>https://reurl.cc/EKxE7v <text:line-break/><text:line-break/>https://reurl.cc/9ze2Ej <text:line-break/><text:line-break/>https://reurl.cc/md8EnW <text:line-break/><text:line-break/>https://reurl.cc/e5R1XK <text:line-break/></text:p>
      <text:p text:style-name="P2">陳真   |  2020.02.06 10:10   |   <text:a xlink:type="simple" xlink:href="http://palinfo.habago.org/Entry?Command=Information_PrintForum&amp;#FORUM38642"><text:span text:style-name="T1">#</text:span></text:a></text:p>
      <text:p text:style-name="P4">同學傳這報導給我看： <text:line-break/><text:line-break/>https://bit.ly/374bFnS <text:line-break/><text:line-break/>裏面說美國從2013年就暫停這類高風險研究，這真是睜眼說瞎話，完全說顛倒了。美國從20年前小布希上台就公開表明不鳥禁止生化武器公約，並且開始瘋狂研發，一再解除各種禁令，並由軍方最高等級的生武單位帶頭，瘋狂加碼進行研發如何增強病毒毒性及傳播力的研究。我會找時間寫篇文章談這些事。 <text:line-break/><text:line-break/>報導中這篇論文在此： <text:line-break/><text:line-break/>https://www.nature.com/articles/nm.3985 <text:line-break/><text:line-break/>15位作者之中，石正麗排名第14，位階很低，參與度不高。而且，15位之中有12位美國人，1位瑞士人，2位華人。12位美國人之中有10位是美國北卡羅萊納大學，一位是美國FDA，一位是哈佛。生武研發一定是絕對機密，不會公開發表，又不是白癡。而且，如果要怪，應該要怪美國人，因為這是美國人領導的研究。 <text:line-break/><text:line-break/>SARS的來源，至今不明，何況新冠病毒。這些事，短期內都不會有確定性的答案。 <text:line-break/><text:line-break/>你從上面的論文網址，按一下作者名字，就會出現他們的所屬單位。生武研發怎麼可能還中美合作？那不是搞笑嗎？媒體報導事情總是力求聳動與抹黑，根本不管常識，隨口就能瞎掰出一堆故事，而且X它媽的從不更正，好像散播謠言就是記者的天職似的。散播謠言就跟散播病毒一樣可惡。 <text:line-break/><text:line-break/>新冠病毒有可能是生武，有可能是單純的實驗意外，有可能是自然產生。若是前者，那它是誰做的，誰散發的，誰外洩或誰 "被" 外洩等等等，這些事現在都不會有答案。 <text:line-break/><text:line-break/>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 <text:line-break/><text:line-break/>相關細節得找出資料，花時間寫，可我實在找不出時間回到電腦前，只能空口白話先簡單說幾句。</text:p>
      <text:p text:style-name="P2">林炤育   |  2020.02.06 08:12   |   <text:a xlink:type="simple" xlink:href="http://palinfo.habago.org/Entry?Command=Information_PrintForum&amp;#FORUM38641"><text:span text:style-name="T1">#</text:span></text:a></text:p>
      <text:p text:style-name="P3">人間有情 <text:line-break/><text:line-break/>嶺南惠州有一方清麗秀美的湖泊，風景極似杭州西湖，當地人也把它叫做西湖。一座小山依傍湖邊，也叫孤山。孤山南麓棲禪寺大聖塔下可見一片蒼翠的松樹林，林中寂立著一座小亭——六如亭。亭柱上鐫有一副楹聯，出自北宋著名文人蘇東坡之手，聯是這樣的： <text:line-break/><text:line-break/>不合時宜，惟有朝雲能識我； <text:line-break/>獨彈古調，每逢暮雨倍思卿。 <text:line-break/><text:line-break/>蘇軾一日飯後拍著肚皮，問左右侍婢肚中所裝何物？一婢說是文章，一婢說是見識，蘇軾皆不以為然。獨有朝雲朗聲道：［學士一肚皮不合時宜。］蘇軾大笑曰：「知我者，唯有朝雲也。」從此對王朝雲更加愛憐。 <text:line-break/><text:line-break/>紹聖三年七月，當時被貶惠州的蘇軾，有一次要朝雲把《蝶戀花·花褪殘紅青杏小》唱一遍。朝雲流著涙說道：［妾平生最不忍唱者：枝上柳綿吹又少，天涯何處無芳草 二句也。］不料幾天之後，朝雲竟死在惠州，時年三十四歳。 <text:line-break/><text:line-break/>彌留之際口誦《金剛經》六如偈：「一切為有法，如夢幻泡影。如露亦如電，應作如是觀。」 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 <text:line-break/><text:line-break/>武漢平安 <text:line-break/></text:p>
      <text:p text:style-name="P2">林炤育   |  2020.02.06 00:54   |   <text:a xlink:type="simple" xlink:href="http://palinfo.habago.org/Entry?Command=Information_PrintForum&amp;#FORUM38640"><text:span text:style-name="T1">#</text:span></text:a></text:p>
      <text:p text:style-name="P4">郭杰瑞從來不談涉及政治、體制的問題，他喜歡談生活談文化差異談中國美好的事物，這次他忍不住，說出西方媒體對中國的歧視。 <text:line-break/>Just got back from China, let me tell you about the Coronavirus! <text:line-break/>https://youtu.be/7DUkWy0D1cs <text:line-break/><text:line-break/>武漢加油 <text:line-break/><text:line-break/>======= <text:line-break/>聊天兩事 <text:line-break/>======= <text:line-break/>-02- <text:line-break/><text:line-break/>之前看过一段柴静采访周星驰的视频，在采访中柴静问，明知会被人说成是抄袭以前的自己，为什么在新电影中还是坚持要用多年前的几句话。 <text:line-break/><text:line-break/>周星驰回答：“可能我对这几句话，有情意结。” <text:line-break/><text:line-break/>然后柴静笑着说：“我可不可以理解为就是一个不由分说的想法，我就是想在这个时候，说出我人生中想说的这句话。” <text:line-break/><text:line-break/>星爷追问：“你有这个感觉吗？” <text:line-break/><text:line-break/>说这句话的时候，他的眼睛里，有很真诚的动容。 <text:line-break/><text:line-break/>之后，他连着说了两句“谢谢你啊”、“谢谢”。 <text:line-break/><text:line-break/><text:line-break/><text:line-break/>这种感觉很微妙，在某个刹那遇到懂了自己心意的人，这种知交感，真的会温暖一个人很久很久。 <text:line-break/><text:line-break/>以至于这段采访结束好多天后，周星驰提出能不能重新录一次采访，原封不动地把这些问题再来一遍，因为他觉得自己国语不好，最近有认真在苦练。 <text:line-break/><text:line-break/>你看，所谓“聊得来”，其实并不需要低头不见抬头见，也不一定需要你们之间有多深的交流和交情。 <text:line-break/><text:line-break/>在彼此尊重的前提下，能够做到互相理解，在某个点中，触到了“感同身受”的边缘，这已是人生中莫大的幸事。 <text:line-break/><text:line-break/>因为每个你我，其实都像一座孤岛，没有人可以完全站在我们的角度用我们的思维方式去考虑一件事或者认识一个人， <text:line-break/><text:line-break/>但在和某个人的聊天当中，你能够由衷地感受到一种“惺惺相惜”，一种把孤单和绝望排离在外的感觉。这种状态，真的很舒服。 <text:line-break/><text:line-break/>而这，也应该是一种命定的、难得的缘分。 <text:line-break/><text:line-break/>所以如果你也遇到了真正能够读懂你，能够了解你，能够聊得来的人，一定一定，一定要珍惜。 <text:line-break/><text:line-break/>-03- <text:line-break/><text:line-break/>有人说，我们这一生大约会遇到2920万人，两个人相爱的概率只有0.000049，所以你不爱我，我不怪你。 <text:line-break/><text:line-break/>同样的，遇到一个能够和你聊得来人的概率，也是微乎其微，所以，你不懂我，我不怪你。 <text:line-break/><text:line-break/>所以有时候不想说话，只想一个人沉默；不想敷衍着寒暄，就低着头匆匆路过，不是因为我变得冷漠，变得现实了， <text:line-break/><text:line-break/>而是，我更喜欢踏实和心安的感觉，更喜欢看得见摸得着的东西，喜欢处得来聊得来的人，其他那些有的没的，没那么在意了。 <text:line-break/><text:line-break/><text:line-break/><text:line-break/>“每个人心里都有一团火，路过的人只看到烟。” <text:line-break/><text:line-break/>聊不来的人，只会问你在寻求什么。而聊得来的人，却知道你在忧愁什么。 <text:line-break/><text:line-break/>时间有限，知己难得，所以，就不要把时间浪费在喋喋不休的解释和无可奈何的冷航尴尬中了。 <text:line-break/><text:line-break/>你只要珍惜那些，能够看到你的火焰，然后朝着你走过来的人，就足够了。 <text:line-break/><text:line-break/>愿你，能够有“聊得来”的人，可以“无话不说”，也能“无话可说”。 <text:line-break/><text:line-break/>愿你们，长久相伴，从初始到更迭，从夏花到冬雪，畅聊世间趣事，共赏人间风华。 <text:line-break/><text:line-break/>-End- <text:line-break/><text:line-break/>“ 我也有自己的傲气 <text:line-break/><text:line-break/>因为对方是你 <text:line-break/><text:line-break/>才迁就这份嚣张” <text:line-break/><text:line-break/>—— 《嚣张》网易云热评 <text:line-break/><text:line-break/>http://www.sohu.com/a/367137893_120509441 <text:line-break/><text:line-break/>----------- <text:line-break/>說到林允，大家都知道她也是「星女郎」一員，她一直以來都是被大家說成是「傻白甜」的對象，但是自從她出演了星爺的《美人魚》之後，也是讓很多人刮目相看。 <text:line-break/><text:line-break/>而正是因為這部電影，讓這個看起來傻乎乎的小姑娘和性格比較高冷的星爺成為了好友，他們成了忘年交！林允曾經在節目上談到星爺的時候也是公開表示過「他多孤獨啊，都沒有人敢和他聊天！所以他就經常找我聊天。」 <text:line-break/><text:line-break/>就是這麼一句話其實恰恰說中了星爺的內心，也讓無數影迷粉絲們心疼星爺，如今已經56歲的星爺依舊是孤身一人，但也許是因為林允比較單純，從小也是由媽媽一個人撫養長大的，所以才會很理解彼此感受吧。 <text:line-break/><text:line-break/>不得不說，在很多人眼裡，星爺都是一個不好說話的人，但是林允卻是少數能常和周星馳聊天的人，而且是很放鬆的那種，這樣毫無顧忌的星爺也是讓網友們覺得很是欣慰。</text:p>
      <text:p text:style-name="P2">王修亮   |  2020.02.05 22:31   |   <text:a xlink:type="simple" xlink:href="http://palinfo.habago.org/Entry?Command=Information_PrintForum&amp;#FORUM38639"><text:span text:style-name="T1">#</text:span></text:a></text:p>
      <text:p text:style-name="P3">看著這些天從「禁止出口、口罩夠用、必戴口罩」到「超商限購三片、提升產能、口罩需要才戴」到「徵用全國口罩工廠、降價六元、一般學生無須戴口罩」到「健保卡購買、七天兩片，健康者不要戴口罩」。 <text:line-break/>變化真大。 <text:line-break/>我從第一天買不到之後就不買了，家裡還有十幾個就夠了，少出門，天天定時運動維持身體健康。 <text:line-break/><text:line-break/>海外慈濟捐個資源給武漢，台灣慈濟被罵翻。 <text:line-break/>說是對岸扣押了武漢的台胞，有人幫忙接回來又禁止。 <text:line-break/>我是被搞糊塗，也就不多想了。 <text:line-break/><text:line-break/>人和人之間，除了地理距離，從惻隱到殘酷的兩端，還隔閡了多少虛無的意念？ <text:line-break/><text:line-break/>沒什麼能做的事，讀過書的人就只能寫寫文字，快元宵節了，開始陸續寫寫燈謎吧！隔閡了太多虛無意念的人就不必猜了，謎底你不會喜歡，怕引起你精神不適。 <text:line-break/><text:line-break/>謎分兩段，射兩句八字，一句射一字，有解字，有意會，學淺識薄，謎不甚巧，聊以娛之。 <text:line-break/><text:line-break/>其一 <text:line-break/>長戈斜倚靜飛塵 <text:line-break/>艱難左顧水依身 <text:line-break/>評而不語有餘意 <text:line-break/>家室之下女自珍 <text:line-break/><text:line-break/>其二 <text:line-break/>一字從茲不二夫 <text:line-break/>有閒日月偷換乎 <text:line-break/>左右上位得食肉 <text:line-break/>東風勻色心自孤</text:p>
      <text:p text:style-name="P2">陳真   |  2020.02.05 15:44   |   <text:a xlink:type="simple" xlink:href="http://palinfo.habago.org/Entry?Command=Information_PrintForum&amp;#FORUM38638"><text:span text:style-name="T1">#</text:span></text:a></text:p>
      <text:p text:style-name="P4">我沒法判斷個案，但我清楚了解各國對於生武或化武乃至基因武器的積極研發態度。 <text:line-break/><text:line-break/>我沒法給個案做結論，但是，排除SARS或新冠病毒是生物武器的說法，實在很反智。 <text:line-break/><text:line-break/>我的看法是這樣： <text:line-break/><text:line-break/>如果來到2020年的今天，如果人們對於迫在眉睫的生物武器或基因武器之毀滅性災難，依然還以為那只是一種科幻電影的題材或所謂陰謀論，那意味著他從來不曾關心過這方面的真實發展，等於是還在睡夢之中，不知今夕何夕。</text:p>
      <text:p text:style-name="P2">王瑾晴   |  2020.02.05 13:12   |   <text:a xlink:type="simple" xlink:href="http://palinfo.habago.org/Entry?Command=Information_PrintForum&amp;iPage=1#FORUM38637"><text:span text:style-name="T1">#</text:span></text:a></text:p>
      <text:p text:style-name="P3">反對「Sars和武漢肺炎可能是生物武器」的人，理由大概都是這些說法純屬陰謀論，是毫無根據的幻想，並且覺得相信這類陰謀論的人都是白痴 <text:line-break/>不知道什麼時候開始，陰謀論成了一個負面的標簽，用來阻止人們往主流說法以外的方向去想</text:p>
      <text:p text:style-name="P2">老羊   |  2020.02.05 05:03   |   <text:a xlink:type="simple" xlink:href="http://palinfo.habago.org/Entry?Command=Information_PrintForum&amp;iPage=1#FORUM38636"><text:span text:style-name="T1">#</text:span></text:a></text:p>
      <text:p text:style-name="P4">這位住在大陸的德國人「阿福」平常的視頻都是些吃吃喝喝的輕鬆 vlog，所以沒什麼特別值得分享的；昨天他特別製作了個視頻呼籲「外界」不要因為新冠病毒歧視中國人：https://youtu.be/4H7Kl2EjAuY <text:line-break/><text:line-break/>阿福的太太是大陸人，夫婦倆看來都很和善開朗；或許正因為阿福的善良所以他不了解病毒只不過是讓許多想要公開歧視中國人甚至亞洲人卻「積壓已久」的西方人終於有了名正言順的藉口。 <text:line-break/><text:line-break/>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 <text:line-break/><text:line-break/>沒民主？沙烏地阿拉伯的王位現在都還是世襲的，沒人權？沙烏地阿拉伯的女人到 2018 才終於被允許開車，但是現在女人出外旅行還有許多限制，必須要有「監護人」等等；美國不但沒有在那裡散佈民主、宣導人權，還把沙烏地視為中東「最堅強的盟友」。 <text:line-break/><text:line-break/>要罵隨他罵，要恨隨他恨，中國人沒有第二條路，必須自強不息，只能自強不息。尊嚴不是靠嘴要來的。 <text:line-break/></text:p>
      <text:p text:style-name="P5"><text:span text:style-name="T2">張萬康</text:span><text:span text:style-name="T3"><text:s/>  |  2020.02.04 23:15   |   </text:span><text:a xlink:type="simple" xlink:href="http://palinfo.habago.org/Entry?Command=Information_PrintForum&amp;iPage=1#FORUM38635"><text:span text:style-name="T4">#</text:span></text:a></text:p>
      <text:p text:style-name="P6"><text:span text:style-name="T2">前幾天貼的視頻，封城日記</text:span><text:span text:style-name="T3">6</text:span><text:span text:style-name="T2">集，這幾天出了</text:span><text:span text:style-name="T3">7</text:span><text:span text:style-name="T2">、</text:span><text:span text:style-name="T3">8</text:span><text:span text:style-name="T2">兩集。作者說此系列改叫「武漢日記</text:span><text:span text:style-name="T3">2020</text:span><text:span text:style-name="T2">」。</text:span><text:span text:style-name="T3"><text:line-break/></text:span><text:span text:style-name="T2">第八集是今晚的（很英勇趕著送藥）：</text:span><text:span text:style-name="T3"><text:line-break/>https://www.weibo.com/1722782045/IsGfrEgju?type=repost<text:line-break/><text:line-break/></text:span><text:span text:style-name="T2">第七集我也補上（怕看到動物犧牲畫面的朋友可看到</text:span><text:span text:style-name="T3">4</text:span><text:span text:style-name="T2">分鐘打住）：</text:span><text:span text:style-name="T3"><text:line-break/>https://www.weibo.com/jackass?profile_ftype=1&amp;;is_video=1#_0<text:line-break/><text:line-break/></text:span><text:span text:style-name="T2">熱心勇敢的武漢人，作者、姓計的騎手（外賣員）、捐贈藥物的人，了不起。</text:span></text:p>
      <text:p text:style-name="P5"><text:span text:style-name="T2">陳真</text:span><text:span text:style-name="T3"><text:s/>  |  2020.02.04 20:50   |   </text:span><text:a xlink:type="simple" xlink:href="http://palinfo.habago.org/Entry?Command=Information_PrintForum&amp;iPage=1#FORUM38634"><text:span text:style-name="T4">#</text:span></text:a></text:p>
      <text:p text:style-name="P7"><text:span text:style-name="T3">隆誌，</text:span><text:span text:style-name="T5"><text:line-break/><text:line-break/></text:span><text:span text:style-name="T3">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5"><text:line-break/><text:line-break/></text:span><text:span text:style-name="T3">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5"><text:line-break/><text:line-break/></text:span><text:span text:style-name="T3">今天不要說如此具有可能性的一道命題，就算是研究鬼魂或超自然現象之存在，一切可能性依舊無法排除，即便它明顯違反了現有的物理學知識。</text:span><text:span text:style-name="T5"><text:line-break/><text:line-break/></text:span><text:span text:style-name="T3">十幾年前，我還在劍橋時，有位物理學諾貝爾得獎主，據說是個天才，名字我忘了，他的主要研究之一就是想用現有的物理化學知識來抓鬼及解釋超自然現象，例如心電感應。</text:span><text:span text:style-name="T5"><text:line-break/><text:line-break/></text:span><text:span text:style-name="T3">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5"><text:line-break/><text:line-break/></text:span><text:span text:style-name="T3">你可以說他們或我們還沒做出什麼驚人的研究或發現，但你沒法說我們這些人全是腦殘。腦不腦殘是看你所使用的研究方法之理性內涵，而不是看你的研究標的。</text:span><text:span text:style-name="T5"><text:line-break/><text:line-break/></text:span><text:span text:style-name="T3">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5"><text:line-break/><text:line-break/></text:span><text:span text:style-name="T3">他問我唸哲學主要是在研究什麼，我說我在研究「為何一等於一」。他聽了之後說，「哇！聽起來很難」。</text:span><text:span text:style-name="T5"><text:line-break/><text:line-break/></text:span><text:span text:style-name="T3">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5"><text:line-break/><text:line-break/></text:span><text:span text:style-name="T3">另一個重點就是有關「個案」</text:span><text:span text:style-name="T5">(INDIVIDUAL CASE)</text:span><text:span text:style-name="T3">。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5"><text:line-break/><text:line-break/></text:span><text:span text:style-name="T3">我關心生物武器或基因武器由來已久，我沒法判斷武漢病毒這個「個案」是否人為變異</text:span><text:span text:style-name="T5"><text:s/>(</text:span><text:span text:style-name="T3">證據不足</text:span><text:span text:style-name="T5">)</text:span><text:span text:style-name="T3">，但我明確知道各國</text:span><text:span text:style-name="T5"><text:s/>(</text:span><text:span text:style-name="T3">尤其是美國</text:span><text:span text:style-name="T5">) </text:span><text:span text:style-name="T3">相關研究一百多年來不曾停止，而且越演越烈。</text:span></text:p>
      <text:p text:style-name="P5"><text:span text:style-name="T2">隆誌</text:span><text:span text:style-name="T3"><text:s/>  |  2020.02.04 17:30   |   </text:span><text:a xlink:type="simple" xlink:href="http://palinfo.habago.org/Entry?Command=Information_PrintForum&amp;iPage=1#FORUM38633"><text:span text:style-name="T4">#</text:span></text:a></text:p>
      <text:p text:style-name="P8"><text:span text:style-name="T3">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5"><text:line-break/></text:span><text:span text:style-name="T3">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5">HIV</text:span><text:span text:style-name="T3">。刻意挑出</text:span><text:span text:style-name="T5">HIV</text:span><text:span text:style-name="T3">，再暗喻可能人工修飾產生，根本就是過度推論。</text:span><text:span text:style-name="T5"><text:line-break/></text:span><text:span text:style-name="T3">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5"><text:line-break/></text:span><text:span text:style-name="T3">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5"><text:span text:style-name="T2">鄭豐遠</text:span><text:span text:style-name="T3"><text:s/>  |  2020.02.04 16:46   |   </text:span><text:a xlink:type="simple" xlink:href="http://palinfo.habago.org/Entry?Command=Information_PrintForum&amp;iPage=1#FORUM38632"><text:span text:style-name="T4">#</text:span></text:a></text:p>
      <text:p text:style-name="P7"><text:span text:style-name="T5">https://www.youtube.com/watch?v=30v5-ocFm3g<text:line-break/><text:line-break/></text:span><text:span text:style-name="T3">這是火鍋大王的新影片，第一次看到他</text:span><text:span text:style-name="T5">”</text:span><text:span text:style-name="T3">出外景</text:span><text:span text:style-name="T5">”</text:span><text:span text:style-name="T3">，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5"><text:line-break/><text:line-break/></text:span><text:span text:style-name="T3">活在西方，難免遭遇一些鳥事，讓我對西方的評價江河日下，但能看到一個西方人活在中國，被中國人和中國精神所激勵和感動，讓我不禁為之一振，從心底獲得許多安慰和勇氣。</text:span></text:p>
      <text:p text:style-name="P2">林炤育   |  2020.02.04 14:33   |   <text:a xlink:type="simple" xlink:href="http://palinfo.habago.org/Entry?Command=Information_PrintForum&amp;iPage=1#FORUM38631"><text:span text:style-name="T1">#</text:span></text:a></text:p>
      <text:p text:style-name="P3">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2">陳真   |  2020.02.04 12:24   |   <text:a xlink:type="simple" xlink:href="http://palinfo.habago.org/Entry?Command=Information_PrintForum&amp;iPage=1#FORUM38630"><text:span text:style-name="T1">#</text:span></text:a></text:p>
      <text:p text:style-name="P3">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2">小魚   |  2020.02.04 07:28   |   <text:a xlink:type="simple" xlink:href="http://palinfo.habago.org/Entry?Command=Information_PrintForum&amp;iPage=1#FORUM38629"><text:span text:style-name="T1">#</text:span></text:a></text:p>
      <text:p text:style-name="P3">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2">陳真   |  2020.02.04 02:34   |   <text:a xlink:type="simple" xlink:href="http://palinfo.habago.org/Entry?Command=Information_PrintForum&amp;iPage=1#FORUM38628"><text:span text:style-name="T1">#</text:span></text:a></text:p>
      <text:p text:style-name="P4">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5"><text:span text:style-name="T2">鄭豐遠</text:span><text:span text:style-name="T3"><text:s/>  |  2020.02.03 21:11   |   </text:span><text:a xlink:type="simple" xlink:href="http://palinfo.habago.org/Entry?Command=Information_PrintForum&amp;iPage=1#FORUM38627"><text:span text:style-name="T4">#</text:span></text:a></text:p>
      <text:p text:style-name="P8"><text:span text:style-name="T3">亦鳴，</text:span><text:span text:style-name="T5"><text:line-break/><text:line-break/></text:span><text:span text:style-name="T3">這個版面只有一條規矩，尊重人，不談那些不能談的。至於其他愛講什麼就講什麼，沒什麼不能批評的，包括共產黨。我不明白為什麼不能批評共產黨，如果批評得有道理的話。</text:span><text:span text:style-name="T5"><text:line-break/><text:line-break/></text:span><text:span text:style-name="T3">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5"><text:line-break/><text:line-break/></text:span><text:span text:style-name="T3">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5"><text:line-break/><text:line-break/></text:span><text:span text:style-name="T3">我去過中國多次，而且我個人事業慢慢開始與中國緊密結合，我並非只是一個講中國風涼話的吃瓜群眾。中國不完美，問題很多，有批評才有進步。</text:span><text:span text:style-name="T5"><text:line-break/><text:line-break/></text:span><text:span text:style-name="T3">我自己也是一個體弱多病之人，活在澳洲這種不把防疫當一回事的國家其實非常危險，說來話長，有空再說。總之祝你身體早日康復，生活都能步上正軌。</text:span><text:span text:style-name="T5"><text:line-break/><text:line-break/></text:span><text:span text:style-name="T3">豐遠</text:span></text:p>
      <text:p text:style-name="P5"><text:span text:style-name="T2">林炤育</text:span><text:span text:style-name="T3"><text:s/>  |  2020.02.03 20:48   |   </text:span><text:a xlink:type="simple" xlink:href="http://palinfo.habago.org/Entry?Command=Information_PrintForum&amp;iPage=1#FORUM38626"><text:span text:style-name="T4">#</text:span></text:a></text:p>
      <text:p text:style-name="P9"><text:span text:style-name="T2">城市生了病不可怕，我</text:span><text:span text:style-name="T6">们的心不能生病。</text:span><text:span text:style-name="T3"><text:line-break/>https://youtu.be/ExBW_FHGHjk<text:line-break/><text:line-break/></text:span><text:span text:style-name="T2">美国</text:span><text:span text:style-name="T6">细菌战黑历史</text:span><text:span text:style-name="T3"><text:line-break/>https://youtu.be/C-GF6fSuqxk<text:line-break/>https://youtu.be/LTYyhkNfyDE<text:line-break/><text:line-break/></text:span><text:span text:style-name="T2">美国陷阱</text:span><text:span text:style-name="T3"><text:line-break/>https://youtu.be/Ye6WlroO9NY</text:span></text:p>
      <text:p text:style-name="P5"><text:span text:style-name="T2">秉叡</text:span><text:span text:style-name="T3"><text:s/>  |  2020.02.03 18:20   |   </text:span><text:a xlink:type="simple" xlink:href="http://palinfo.habago.org/Entry?Command=Information_PrintForum&amp;iPage=1#FORUM38625"><text:span text:style-name="T4">#</text:span></text:a></text:p>
      <text:p text:style-name="P8"><text:span text:style-name="T3">劉燕婷觀點：被反中消費的新疆，被外行出征的學者</text:span><text:span text:style-name="T5"><text:line-break/><text:line-break/></text:span><text:span text:style-name="T3">劉燕婷</text:span><text:span text:style-name="T5"><text:s/>+ </text:span><text:span text:style-name="T3">追蹤</text:span><text:span text:style-name="T5"><text:s/>2020-02-02 07:10<text:line-break/><text:line-break/>2020</text:span><text:span text:style-name="T3">年</text:span><text:span text:style-name="T5">1</text:span><text:span text:style-name="T3">月</text:span><text:span text:style-name="T5">17</text:span><text:span text:style-name="T3">日，公視《主題之夜》於晚間首播紀錄片《新疆再教育營》（</text:span><text:span text:style-name="T5">Tell the World</text:span><text:span text:style-name="T3">），節目總長約</text:span><text:span text:style-name="T5">80</text:span><text:span text:style-name="T3">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5"><text:line-break/><text:line-break/></text:span><text:span text:style-name="T3">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5"><text:line-break/><text:line-break/></text:span><text:span text:style-name="T3">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5"><text:line-break/><text:line-break/><text:line-break/></text:span><text:span text:style-name="T3">遠在天邊的伊斯蘭與新疆</text:span><text:span text:style-name="T5"><text:line-break/><text:line-break/></text:span><text:span text:style-name="T3">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5"><text:line-break/><text:line-break/></text:span><text:span text:style-name="T3">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5"><text:line-break/><text:line-break/></text:span><text:span text:style-name="T3">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5"><text:line-break/><text:line-break/></text:span><text:span text:style-name="T3">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5"><text:line-break/><text:line-break/></text:span><text:span text:style-name="T3">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5"><text:line-break/><text:line-break/></text:span><text:span text:style-name="T3">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5"><text:line-break/><text:line-break/><text:line-break/><text:line-break/></text:span><text:span text:style-name="T3">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5">10%</text:span><text:span text:style-name="T3">，另外以</text:span><text:span text:style-name="T5">1944</text:span><text:span text:style-name="T3">－</text:span><text:span text:style-name="T5">49</text:span><text:span text:style-name="T3">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5"><text:line-break/><text:line-break/></text:span><text:span text:style-name="T3">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5">TIP</text:span><text:span text:style-name="T3">、</text:span><text:span text:style-name="T5">ETLO</text:span><text:span text:style-name="T3">等激進派劃清界線。美國介入之果，就是削弱其團結，並孤立東突運動中的恐怖勢力，致使「反恐」一詞為中共維穩所用。</text:span><text:span text:style-name="T5"><text:line-break/><text:line-break/></text:span><text:span text:style-name="T3">反中氛圍下的「謎之自信」</text:span><text:span text:style-name="T5"><text:line-break/><text:line-break/></text:span><text:span text:style-name="T3">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5">F=ma</text:span><text:span text:style-name="T3">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5"><text:line-break/><text:line-break/></text:span><text:span text:style-name="T3">且吳教授真為中共說話了嗎？公視現下雖已下架訪談，但筆者當日全程收看完整版的紀錄片與訪談，且詳實記錄全部內容，平心而論，多數網友的攻擊，已非知識水平不足，而是理解能力有問題，例如：</text:span><text:span text:style-name="T5"><text:line-break/><text:line-break/>1.</text:span><text:span text:style-name="T3">談新疆清真寺拆除事件</text:span><text:span text:style-name="T5"><text:line-break/><text:line-break/></text:span><text:span text:style-name="T3">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5"><text:line-break/><text:line-break/></text:span><text:span text:style-name="T3">結果網友聽後，便發出以下怒吼：</text:span><text:span text:style-name="T5"><text:line-break/><text:line-break/></text:span><text:span text:style-name="T3">「就算清真寺是違章建築，就該被官方拆除嗎？」</text:span><text:span text:style-name="T5"><text:line-break/><text:line-break/></text:span><text:span text:style-name="T3">「所以對這位吳教授來說，中共禁絕所有宗教，不單單禁止伊斯蘭教，就沒問題？我看他根本就想說這些宗教既然不支持共產黨統治，就是邪教吧？」</text:span><text:span text:style-name="T5"><text:line-break/><text:line-break/></text:span><text:span text:style-name="T3">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5"><text:line-break/><text:line-break/>2. </text:span><text:span text:style-name="T3">對再教育營的看法</text:span><text:span text:style-name="T5"><text:line-break/><text:line-break/></text:span><text:span text:style-name="T3">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5"><text:line-break/><text:line-break/></text:span><text:span text:style-name="T3">結果網友聽了之後，完全略過吳教授原話前半段對中共統治傳統的介紹、對此政策效用的不肯定，而是緊扣最後那句，大肆攻伐：</text:span><text:span text:style-name="T5"><text:line-break/><text:line-break/></text:span><text:span text:style-name="T3">「他竟說再教育營不是集中營！」</text:span><text:span text:style-name="T5"><text:line-break/><text:line-break/></text:span><text:span text:style-name="T3">「他竟幫中共暴政擦脂抹粉！」</text:span><text:span text:style-name="T5"><text:line-break/><text:line-break/></text:span><text:span text:style-name="T3">接著就是起底吳教授過去寫的族群政治專業學術文章，作為其替中共說話的鐵證，進而瘋狂跳針質疑：</text:span><text:span text:style-name="T5"><text:line-break/><text:line-break/></text:span><text:span text:style-name="T3">「台灣不是沒有維吾爾人，應該也不可能找不到對新疆更熟悉的學者專家，為什麼找一個只知道過去歷史、卻對近期發展完全一無所知的人？」</text:span><text:span text:style-name="T5"><text:line-break/><text:line-break/></text:span><text:span text:style-name="T3">「這種震撼彈般的影片，卻找了這種立場的學者對談，是要造成什麼效果？」</text:span><text:span text:style-name="T5"><text:line-break/><text:line-break/></text:span><text:span text:style-name="T3">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5"><text:line-break/><text:line-break/></text:span><text:span text:style-name="T3">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5"><text:line-break/><text:line-break/></text:span><text:span text:style-name="T3">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5"><text:line-break/></text:span><text:span text:style-name="T3">不會在意。</text:span><text:span text:style-name="T5"><text:line-break/><text:line-break/></text:span><text:span text:style-name="T3">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5"><text:line-break/><text:line-break/><text:line-break/><text:line-break/></text:span><text:span text:style-name="T3">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5"><text:line-break/><text:line-break/><text:line-break/></text:span><text:span text:style-name="T3">公視應該改名</text:span><text:span text:style-name="T5"><text:line-break/><text:line-break/><text:line-break/></text:span><text:span text:style-name="T3">新疆研究相當難做</text:span><text:span text:style-name="T5"><text:s/></text:span><text:span text:style-name="T3">，現下美中學界相互對峙，遂讓不願一味遵循「自古以來」、「中國殖民」兩大範式的學者處境日趨艱辛，倘若觀眾真把吳教授過往的新疆研究作品與訪談看過一遍</text:span><text:span text:style-name="T5"><text:s/></text:span><text:span text:style-name="T3">，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5"><text:line-break/><text:line-break/></text:span><text:span text:style-name="T3">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5"><text:line-break/><text:line-break/></text:span><text:span text:style-name="T3">在常識失落的年代，學者與媒體更該守住底線，但公視不幸做了最壞示範。</text:span><text:span text:style-name="T5">1</text:span><text:span text:style-name="T3">月</text:span><text:span text:style-name="T5">17</text:span><text:span text:style-name="T3">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5"><text:line-break/><text:line-break/></text:span><text:span text:style-name="T3">＊作者為《中東研究通訊》專欄主筆與《端傳媒》特約撰稿人，曾負笈科威特</text:span><text:span text:style-name="T5"><text:line-break/>https://www.storm.mg/article/2234333</text:span></text:p>
      <text:p text:style-name="P5"><text:span text:style-name="T2">蔡亦</text:span><text:span text:style-name="T6">鸣</text:span><text:span text:style-name="T3"><text:s/>  |  2020.02.03 16:34   |   </text:span><text:a xlink:type="simple" xlink:href="http://palinfo.habago.org/Entry?Command=Information_PrintForum&amp;iPage=1#FORUM38624"><text:span text:style-name="T4">#</text:span></text:a></text:p>
      <text:p text:style-name="P10"><text:span text:style-name="T2">老羊，我也是江西人，对你那位大</text:span><text:span text:style-name="T3">陆朋友。我与有荣焉。</text:span><text:span text:style-name="T5"><text:line-break/></text:span><text:span text:style-name="T2">今天看到的一段</text:span><text:span text:style-name="T3">话。</text:span><text:span text:style-name="T5"><text:line-break/></text:span><text:span text:style-name="T2">病毒太小了，看不见。所以要用</text:span><text:span text:style-name="T3">试剂盒。试剂盒是怎么检测的呢？先用聚合酶链式反应，把病毒核酸的数量放大。然后用荧光染料染色，让病毒核酸变得鲜艳耀眼。</text:span><text:span text:style-name="T5"><text:s/></text:span><text:span text:style-name="T2">灾</text:span><text:span text:style-name="T3">难就像试剂盒，会让一切放大，变得更鲜艳耀眼。于是我们看到了前所未见的美好和善良，以及难以置信的愚蠢和丑恶。其实这些平时也在那里。</text:span><text:span text:style-name="T5"><text:s/><text:line-break/></text:span></text:p>
      <text:p text:style-name="P5"><text:span text:style-name="T2">蔡亦</text:span><text:span text:style-name="T6">鸣</text:span><text:span text:style-name="T3"><text:s/>  |  2020.02.03 15:10   |   </text:span><text:a xlink:type="simple" xlink:href="http://palinfo.habago.org/Entry?Command=Information_PrintForum&amp;iPage=1#FORUM38623"><text:span text:style-name="T4">#</text:span></text:a></text:p>
      <text:p text:style-name="P11"><text:span text:style-name="T2">秀慧，我</text:span><text:span text:style-name="T3">为你难过，因为台湾的现状实在太糟。</text:span><text:span text:style-name="T5">817</text:span><text:span text:style-name="T2">万的蠢蛋统治了台湾，</text:span><text:span text:style-name="T3">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5">90%</text:span><text:span text:style-name="T2">，只用交一千。）可</text:span><text:span text:style-name="T3">问题是连做的差的也要自豪？湖北省在我心里的印象一直不佳，韩国瑜的高雄满是坑洞</text:span><text:span text:style-name="T5"><text:s/></text:span><text:span text:style-name="T2">高雄又老又</text:span><text:span text:style-name="T3">穷</text:span><text:span text:style-name="T5"><text:s/></text:span><text:span text:style-name="T2">言</text:span><text:span text:style-name="T3">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5">23</text:span><text:span text:style-name="T2">日当天湖北省</text:span><text:span text:style-name="T3">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5"><text:line-break/><text:line-break/><text:line-break/></text:span><text:span text:style-name="T2">另外吹捧台湾民主？这位？？？同学（我不信你</text:span><text:span text:style-name="T3">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5">‘</text:span><text:span text:style-name="T2">我</text:span><text:span text:style-name="T3">们台湾郎都是好人</text:span><text:span text:style-name="T5">’</text:span><text:span text:style-name="T2">的</text:span><text:span text:style-name="T3">绝对性宣称开始的，当时那句话的画外音就是大陆人都坏。我只是为台湾难过，不难过难道要和大陆众多网友一样纷纷庆贺蔡英文当选，台湾人越苦哈哈，就越高兴越爽？</text:span><text:span text:style-name="T5"><text:line-break/></text:span><text:span text:style-name="T2">人恒过，然后能改；困于心，衡于</text:span><text:span text:style-name="T3">虑，而后作；征于色，发于声，而后喻。入则无法家拂士，出则无敌国外患者，国恒亡。</text:span><text:span text:style-name="T5"><text:line-break/></text:span><text:span text:style-name="T2">　　然后知生于忧患，而死于安</text:span><text:span text:style-name="T3">乐也。</text:span><text:span text:style-name="T5"><text:line-break/></text:span><text:span text:style-name="T2">我只是在</text:span><text:span text:style-name="T3">说台湾越烂对大陆自身也同样不好，我学历不高说不出上面这样的话，这就变成我在吹嘘台湾民主了</text:span><text:span text:style-name="T5">?</text:span><text:span text:style-name="T2">。</text:span><text:span text:style-name="T5"><text:line-break/><text:line-break/></text:span><text:span text:style-name="T2">亲者痛而仇者快，</text:span><text:span text:style-name="T3">为这场瘟疫而高兴的大有人在，但我不是。我</text:span><text:span text:style-name="T5">29</text:span><text:span text:style-name="T2">日才出院，不过短短四天，因</text:span><text:span text:style-name="T3">为气愤，昨日膀胱炎复发了。本地有一位昨日被确诊的新冠肺炎患者，透露的行程是</text:span><text:span text:style-name="T5">28</text:span><text:span text:style-name="T2">日的下午他正是我住的那所医院发</text:span><text:span text:style-name="T3">热门诊。我身体极差，常年服用抗生素，去年大年初二又倒霉的大腿骨折（我瘫痪那年正是</text:span><text:span text:style-name="T5">1999</text:span><text:span text:style-name="T2">年的大年初二，</text:span><text:span text:style-name="T5">2019</text:span><text:span text:style-name="T2">年在医院听我父亲提起时，倍感唏嘘），至今未愈，之后生病就是更大的折磨了，每次犯病都只能呼叫救护车。</text:span><text:span text:style-name="T3">现在医院隔离了，医生开了些药物让我在家熬着，等疫情过去在住院治疗。</text:span><text:span text:style-name="T5"><text:line-break/><text:line-break/></text:span></text:p>
      <text:p text:style-name="P2">老羊   |  2020.02.03 14:38   |   <text:a xlink:type="simple" xlink:href="http://palinfo.habago.org/Entry?Command=Information_PrintForum&amp;iPage=1#FORUM38622"><text:span text:style-name="T1">#</text:span></text:a></text:p>
      <text:p text:style-name="P3">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2">蘇秀慧   |  2020.02.03 12:43   |   <text:a xlink:type="simple" xlink:href="http://palinfo.habago.org/Entry?Command=Information_PrintForum&amp;iPage=1#FORUM38621"><text:span text:style-name="T1">#</text:span></text:a></text:p>
      <text:p text:style-name="P4">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2">蔡菜梓   |  2020.02.03 11:54   |   <text:a xlink:type="simple" xlink:href="http://palinfo.habago.org/Entry?Command=Information_PrintForum&amp;iPage=1#FORUM38620"><text:span text:style-name="T1">#</text:span></text:a></text:p>
      <text:p text:style-name="P3">蔡亦鸣，都这个样子了还在吹嘘台湾皿煮，笑死人了。你渴望的囼湾皿煮就是操弄网军无所不用其极，泯灭人性的黑？来陈医师这吹嘘台式皿煮你恐怕是找错地方了</text:p>
      <text:p text:style-name="P2">林炤育   |  2020.02.02 17:09   |   <text:a xlink:type="simple" xlink:href="http://palinfo.habago.org/Entry?Command=Information_PrintForum&amp;iPage=1#FORUM38619"><text:span text:style-name="T1">#</text:span></text:a></text:p>
      <text:p text:style-name="P3">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2">林炤育   |  2020.02.02 17:05   |   <text:a xlink:type="simple" xlink:href="http://palinfo.habago.org/Entry?Command=Information_PrintForum&amp;iPage=1#FORUM38618"><text:span text:style-name="T1">#</text:span></text:a></text:p>
      <text:p text:style-name="P4">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2">蔡亦鸣   |  2020.02.02 15:01   |   <text:a xlink:type="simple" xlink:href="http://palinfo.habago.org/Entry?Command=Information_PrintForum&amp;iPage=1#FORUM38617"><text:span text:style-name="T1">#</text:span></text:a></text:p>
      <text:p text:style-name="P3">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2">老羊   |  2020.02.02 06:34   |   <text:a xlink:type="simple" xlink:href="http://palinfo.habago.org/Entry?Command=Information_PrintForum&amp;iPage=1#FORUM38616"><text:span text:style-name="T1">#</text:span></text:a></text:p>
      <text:p text:style-name="P4">公開得比我預想的快得多，可能大王覺得事態緊急吧。 <text:line-break/>https://youtu.be/GNKgXhwQiYU (武漢肺炎：碾壓愚蠢反華謠言2) </text:p>
      <text:p text:style-name="P2">老羊   |  2020.02.02 04:05   |   <text:a xlink:type="simple" xlink:href="http://palinfo.habago.org/Entry?Command=Information_PrintForum&amp;iPage=1#FORUM38615"><text:span text:style-name="T1">#</text:span></text:a></text:p>
      <text:p text:style-name="P3">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2">陳真   |  2020.02.02 02:46   |   <text:a xlink:type="simple" xlink:href="http://palinfo.habago.org/Entry?Command=Information_PrintForum&amp;iPage=1#FORUM38614"><text:span text:style-name="T1">#</text:span></text:a></text:p>
      <text:p text:style-name="P4">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2">鄭豐遠   |  2020.02.01 18:19   |   <text:a xlink:type="simple" xlink:href="http://palinfo.habago.org/Entry?Command=Information_PrintForum&amp;iPage=1#FORUM38613"><text:span text:style-name="T1">#</text:span></text:a></text:p>
      <text:p text:style-name="P3">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2">蔡亦鸣   |  2020.02.01 17:48   |   <text:a xlink:type="simple" xlink:href="http://palinfo.habago.org/Entry?Command=Information_PrintForum&amp;iPage=1#FORUM38612"><text:span text:style-name="T1">#</text:span></text:a></text:p>
      <text:p text:style-name="P4">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2">張萬康   |  2020.02.01 16:34   |   <text:a xlink:type="simple" xlink:href="http://palinfo.habago.org/Entry?Command=Information_PrintForum&amp;iPage=1#FORUM38611"><text:span text:style-name="T1">#</text:span></text:a></text:p>
      <text:p text:style-name="P3">打擾。最新消息：武漢「封城日記」短片系列，油管上也有哦。但目前只有五片，第六片還沒上傳。建議大家訂閱。～作者是音樂人，愛人類，愛生命，愛故鄉，感覺他還喜歡貓狗，可輸入「蜘蛛猴面包」搜尋油管。</text:p>
      <text:p text:style-name="P2">陳真   |  2020.02.01 15:38   |   <text:a xlink:type="simple" xlink:href="http://palinfo.habago.org/Entry?Command=Information_PrintForum&amp;iPage=1#FORUM38610"><text:span text:style-name="T1">#</text:span></text:a></text:p>
      <text:p text:style-name="P4">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2">王瑾晴   |  2020.02.01 13:46   |   <text:a xlink:type="simple" xlink:href="http://palinfo.habago.org/Entry?Command=Information_PrintForum&amp;iPage=1#FORUM38609"><text:span text:style-name="T1">#</text:span></text:a></text:p>
      <text:p text:style-name="P3">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2">林炤育   |  2020.02.01 13:35   |   <text:a xlink:type="simple" xlink:href="http://palinfo.habago.org/Entry?Command=Information_PrintForum&amp;iPage=2#FORUM38608"><text:span text:style-name="T1">#</text:span></text:a></text:p>
      <text:p text:style-name="P3">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2">穎芝   |  2020.02.01 12:57   |   <text:a xlink:type="simple" xlink:href="http://palinfo.habago.org/Entry?Command=Information_PrintForum&amp;iPage=2#FORUM38607"><text:span text:style-name="T1">#</text:span></text:a></text:p>
      <text:p text:style-name="P4">轉貼王孟源先生的幾篇文章： <text:line-break/><text:line-break/><text:span text:style-name="T7">🔗</text:span>《關於蛋白質的基因編輯⋯》https://reurl.cc/nVKev1 <text:line-break/><text:span text:style-name="T7">🔗</text:span>《病毒的傳播特徵⋯》https://reurl.cc/NaWVl6 <text:line-break/><text:span text:style-name="T7">🔗</text:span>《關於基因戰的傳言⋯》https://reurl.cc/ObO9r7 <text:line-break/><text:span text:style-name="T7">🔗</text:span>《最近發表關於新型冠狀病毒的論文所採樣數據不足，所導致的結論有可信度嗎？》https://reurl.cc/4gxZrK ， https://reurl.cc/oDjWRM </text:p>
      <text:p text:style-name="P2">老羊   |  2020.02.01 03:42   |   <text:a xlink:type="simple" xlink:href="http://palinfo.habago.org/Entry?Command=Information_PrintForum&amp;iPage=2#FORUM38606"><text:span text:style-name="T1">#</text:span></text:a></text:p>
      <text:p text:style-name="P3">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2">孫從輔   |  2020.02.01 03:22   |   <text:a xlink:type="simple" xlink:href="http://palinfo.habago.org/Entry?Command=Information_PrintForum&amp;iPage=2#FORUM38605"><text:span text:style-name="T1">#</text:span></text:a></text:p>
      <text:p text:style-name="P4">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2">張萬康   |  2020.02.01 03:08   |   <text:a xlink:type="simple" xlink:href="http://palinfo.habago.org/Entry?Command=Information_PrintForum&amp;iPage=2#FORUM38604"><text:span text:style-name="T1">#</text:span></text:a></text:p>
      <text:p text:style-name="P3">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2">陳真   |  2020.02.01 01:34   |   <text:a xlink:type="simple" xlink:href="http://palinfo.habago.org/Entry?Command=Information_PrintForum&amp;iPage=2#FORUM38603"><text:span text:style-name="T1">#</text:span></text:a></text:p>
      <text:p text:style-name="P4">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